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'Segoe UI', Roboto, Oxygen, Ubuntu, Cantarell, 'Fira Sans', 'Droid Sans', 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d680" officeooo:paragraph-rsid="001ad680"/>
    </style:style>
    <style:style style:name="P2" style:family="paragraph" style:parent-style-name="Standard">
      <style:text-properties fo:color="#000000" loext:opacity="100%" officeooo:rsid="001ad680" officeooo:paragraph-rsid="001ad680"/>
    </style:style>
    <style:style style:name="P3" style:family="paragraph" style:parent-style-name="Standard">
      <style:text-properties fo:color="#000000" loext:opacity="100%" officeooo:rsid="001c91ec" officeooo:paragraph-rsid="001c91ec"/>
    </style:style>
    <style:style style:name="T1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2" style:family="text">
      <style:text-properties officeooo:rsid="001d1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s <text:span text:style-name="T2">1 e 2</text:span></text:p>
      <text:p text:style-name="P2"/>
      <text:p text:style-name="P2">https://wireframe.cc/IhQTtd</text:p>
      <text:p text:style-name="P2"><text:span text:style-name="T1">https://wireframe.cc/Clwh5H</text:span> </text:p>
      <text:p text:style-name="P2"/>
      <text:p text:style-name="P3">Exemplo</text:p>
      <text:p text:style-name="P3">https://wireframe.cc/IhQTt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'Segoe UI', Roboto, Oxygen, Ubuntu, Cantarell, 'Fira Sans', 'Droid Sans', 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0:09:23.772000000</meta:creation-date>
    <dc:date>2021-08-12T17:24:39.315000000</dc:date>
    <meta:editing-duration>PT20M53S</meta:editing-duration>
    <meta:editing-cycles>5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5" meta:word-count="8" meta:character-count="105" meta:non-whitespace-character-count="101"/>
  </office:meta>
</office:document-meta>
</file>